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1" style:parent-style-name="Graphics">
      <style:graphic-properties draw:fill="none" draw:stroke="none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draw:style-name="a381" draw:name="Picture 4" svg:x="0in" svg:y="-0in" svg:width="13.33333in" svg:height="7.5in" style:rel-width="scale" style:rel-height="scale">
          <draw:image xlink:href="media/image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João Costa</meta:initial-creator>
    <dc:creator>João Costa</dc:creator>
    <meta:creation-date>2022-06-08T22:01:12Z</meta:creation-date>
    <dc:date>2022-06-08T22:04:42Z</dc:date>
    <meta:editing-cycles>1</meta:editing-cycles>
    <meta:editing-duration>PT209S</meta:editing-duration>
    <meta:document-statistic meta:paragraph-count="0" meta:word-count="0"/>
  </office:meta>
</office:document-meta>
</file>